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Droid Serif" svg:font-family="Droid Serif" style:font-family-generic="system" style:font-pitch="variable"/>
    <style:font-face style:name="Oswald" svg:font-family="Oswald" style:font-family-generic="system" style:font-pitch="variable"/>
    <style:font-face style:name="Trebuchet MS" svg:font-family="Trebuchet MS" style:font-family-generic="swiss" style:font-pitch="variable" svg:panose-1="2 11 6 3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F0" style:family="paragraph">
      <style:paragraph-properties fo:break-before="page"/>
    </style:style>
    <style:style style:name="P3" style:parent-style-name="Subtitle" style:family="paragraph">
      <style:paragraph-properties fo:margin-top="0in"/>
    </style:style>
    <style:style style:name="T4" style:parent-style-name="DefaultParagraphFont" style:family="text">
      <style:text-properties fo:font-size="18pt" style:font-size-asian="18pt" style:font-size-complex="18pt"/>
    </style:style>
    <style:style style:name="P5" style:parent-style-name="Standard" style:family="paragraph">
      <style:paragraph-properties fo:text-align="center" fo:margin-top="0in" fo:line-height="100%"/>
    </style:style>
    <style:style style:name="P6" style:parent-style-name="Standard" style:family="paragraph">
      <style:paragraph-properties fo:text-align="center" fo:margin-top="0.2222in" fo:margin-bottom="0.2222in" fo:line-height="200%"/>
    </style:style>
    <style:style style:name="P7" style:parent-style-name="Standard" style:family="paragraph">
      <style:paragraph-properties fo:text-align="center" fo:margin-top="0in" fo:line-height="100%"/>
    </style:style>
    <style:style style:name="T8" style:parent-style-name="DefaultParagraphFont" style:family="text">
      <style:text-properties fo:font-weight="bold" style:font-weight-asian="bold" fo:color="#783F04" fo:font-size="18pt" style:font-size-asian="18pt" style:font-size-complex="18pt"/>
    </style:style>
    <style:style style:name="P9" style:parent-style-name="Standard" style:family="paragraph">
      <style:paragraph-properties fo:text-align="center" fo:margin-top="0in" fo:line-height="100%"/>
    </style:style>
    <style:style style:name="T10" style:parent-style-name="DefaultParagraphFont" style:family="text">
      <style:text-properties fo:font-weight="bold" style:font-weight-asian="bold" fo:color="#783F04" fo:font-size="18pt" style:font-size-asian="18pt" style:font-size-complex="18pt"/>
    </style:style>
    <style:style style:name="P11" style:parent-style-name="Standard" style:family="paragraph">
      <style:paragraph-properties fo:text-align="center" fo:margin-top="0in" fo:line-height="100%"/>
    </style:style>
    <style:style style:name="T12" style:parent-style-name="DefaultParagraphFont" style:family="text">
      <style:text-properties fo:font-weight="bold" style:font-weight-asian="bold" fo:color="#783F04" fo:font-size="18pt" style:font-size-asian="18pt" style:font-size-complex="18pt"/>
    </style:style>
    <style:style style:name="P13" style:parent-style-name="Standard" style:family="paragraph">
      <style:paragraph-properties fo:text-align="center" fo:margin-top="0in" fo:line-height="100%"/>
    </style:style>
    <style:style style:name="T14" style:parent-style-name="DefaultParagraphFont" style:family="text">
      <style:text-properties fo:font-weight="bold" style:font-weight-asian="bold" fo:color="#783F04" fo:font-size="18pt" style:font-size-asian="18pt" style:font-size-complex="18pt"/>
    </style:style>
    <style:style style:name="P15" style:parent-style-name="Standard" style:family="paragraph">
      <style:paragraph-properties fo:text-align="center" fo:margin-top="0in" fo:line-height="100%"/>
    </style:style>
    <style:style style:name="T16" style:parent-style-name="DefaultParagraphFont" style:family="text">
      <style:text-properties fo:font-weight="bold" style:font-weight-asian="bold" fo:color="#783F04" fo:font-size="18pt" style:font-size-asian="18pt" style:font-size-complex="18pt"/>
    </style:style>
    <style:style style:name="P17" style:parent-style-name="Standard" style:family="paragraph">
      <style:paragraph-properties fo:text-align="center" fo:margin-top="0in" fo:line-height="100%"/>
      <style:text-properties fo:color="#783F04"/>
    </style:style>
    <style:style style:name="P18" style:parent-style-name="Standard" style:family="paragraph">
      <style:paragraph-properties fo:text-align="center" fo:margin-top="0in" fo:line-height="100%"/>
      <style:text-properties fo:color="#783F04"/>
    </style:style>
    <style:style style:name="P19" style:parent-style-name="Standard" style:family="paragraph">
      <style:paragraph-properties fo:text-align="center" fo:margin-top="0in" fo:line-height="100%"/>
      <style:text-properties fo:color="#783F04"/>
    </style:style>
    <style:style style:name="P20" style:parent-style-name="Standard" style:family="paragraph">
      <style:paragraph-properties fo:text-align="center" fo:margin-top="0in" fo:line-height="100%"/>
      <style:text-properties fo:color="#783F04"/>
    </style:style>
    <style:style style:name="P21" style:parent-style-name="Standard" style:family="paragraph">
      <style:paragraph-properties fo:text-align="center" fo:margin-top="0in" fo:line-height="100%"/>
      <style:text-properties fo:color="#783F04"/>
    </style:style>
    <style:style style:name="P22" style:parent-style-name="Heading1" style:family="paragraph">
      <style:paragraph-properties fo:margin-top="0in"/>
    </style:style>
    <style:style style:name="T23" style:parent-style-name="DefaultParagraphFont" style:family="text">
      <style:text-properties fo:font-weight="bold" style:font-weight-asian="bold" style:font-weight-complex="bold" fo:font-size="15pt" style:font-size-asian="15pt" style:font-size-complex="15pt"/>
    </style:style>
    <style:style style:name="P24" style:parent-style-name="NormalWeb" style:family="paragraph">
      <style:paragraph-properties fo:text-align="justify" fo:margin-top="0in" fo:margin-bottom="0in" fo:text-indent="0.5in"/>
      <style:text-properties style:font-name="Droid Serif" fo:color="#666666" fo:font-size="11pt" style:font-size-asian="11pt" style:font-size-complex="11pt"/>
    </style:style>
    <style:style style:name="P25" style:parent-style-name="NormalWeb" style:family="paragraph">
      <style:paragraph-properties fo:text-align="justify" fo:margin-top="0in" fo:margin-bottom="0in" fo:text-indent="0.5in"/>
    </style:style>
    <style:style style:name="P26" style:parent-style-name="NormalWeb" style:family="paragraph">
      <style:paragraph-properties fo:text-align="justify" fo:margin-top="0in" fo:margin-bottom="0in" fo:text-indent="0.5in"/>
      <style:text-properties style:font-name="Droid Serif" fo:color="#666666" fo:font-size="11pt" style:font-size-asian="11pt" style:font-size-complex="11pt"/>
    </style:style>
    <style:style style:name="P27" style:parent-style-name="NormalWeb" style:family="paragraph">
      <style:paragraph-properties fo:margin-top="0in" fo:margin-bottom="0in" fo:text-indent="0.5in"/>
    </style:style>
    <style:style style:name="P28" style:parent-style-name="Heading1" style:family="paragraph">
      <style:paragraph-properties fo:margin-top="0in"/>
    </style:style>
    <style:style style:name="T29" style:parent-style-name="DefaultParagraphFont" style:family="text">
      <style:text-properties fo:font-weight="bold" style:font-weight-asian="bold" style:font-weight-complex="bold" fo:font-size="15pt" style:font-size-asian="15pt" style:font-size-complex="15pt"/>
    </style:style>
    <style:style style:name="P30" style:parent-style-name="NormalWeb" style:family="paragraph">
      <style:paragraph-properties fo:margin-top="0in" fo:margin-bottom="0in"/>
    </style:style>
    <style:style style:name="T31" style:parent-style-name="DefaultParagraphFont" style:family="text">
      <style:text-properties style:font-name="Droid Serif" fo:font-weight="bold" style:font-weight-asian="bold" style:font-weight-complex="bold" fo:font-style="italic" style:font-style-asian="italic" style:font-style-complex="italic" fo:color="#666666"/>
    </style:style>
    <style:style style:name="P32" style:parent-style-name="NormalWeb" style:family="paragraph">
      <style:paragraph-properties fo:text-align="justify" fo:margin-top="0in" fo:margin-bottom="0in" fo:text-indent="0.5in"/>
      <style:text-properties style:font-name="Droid Serif" fo:color="#666666" fo:font-size="11pt" style:font-size-asian="11pt" style:font-size-complex="11pt"/>
    </style:style>
    <style:style style:name="P33" style:parent-style-name="NormalWeb" style:family="paragraph">
      <style:paragraph-properties fo:text-align="justify" fo:margin-top="0in" fo:margin-bottom="0in" fo:text-indent="0.5in"/>
    </style:style>
    <style:style style:name="P34" style:parent-style-name="NormalWeb" style:family="paragraph">
      <style:paragraph-properties fo:text-align="justify" fo:margin-top="0in" fo:margin-bottom="0in" fo:text-indent="0.5in"/>
      <style:text-properties style:font-name="Droid Serif" fo:color="#666666" fo:font-size="11pt" style:font-size-asian="11pt" style:font-size-complex="11pt"/>
    </style:style>
    <style:style style:name="P35" style:parent-style-name="NormalWeb" style:family="paragraph">
      <style:paragraph-properties fo:text-align="justify" fo:margin-top="0in" fo:margin-bottom="0in" fo:text-indent="0.5in"/>
    </style:style>
    <style:style style:name="P36" style:parent-style-name="NormalWeb" style:family="paragraph">
      <style:paragraph-properties fo:text-align="justify" fo:margin-top="0in" fo:margin-bottom="0in" fo:text-indent="0.5in"/>
      <style:text-properties style:font-name="Droid Serif" fo:color="#666666" fo:font-size="11pt" style:font-size-asian="11pt" style:font-size-complex="11pt"/>
    </style:style>
    <style:style style:name="P37" style:parent-style-name="NormalWeb" style:family="paragraph">
      <style:paragraph-properties fo:text-align="justify" fo:margin-top="0in" fo:margin-bottom="0in" fo:text-indent="0.5in"/>
    </style:style>
    <style:style style:name="P38" style:parent-style-name="NormalWeb" style:family="paragraph">
      <style:paragraph-properties fo:text-align="justify" fo:margin-top="0in" fo:margin-bottom="0in" fo:text-indent="0.5in"/>
      <style:text-properties style:font-name="Droid Serif" fo:color="#666666" fo:font-size="11pt" style:font-size-asian="11pt" style:font-size-complex="11pt"/>
    </style:style>
    <style:style style:name="P39" style:parent-style-name="NormalWeb" style:family="paragraph">
      <style:paragraph-properties fo:margin-top="0in" fo:margin-bottom="0in"/>
      <style:text-properties style:font-name="Droid Serif" fo:font-weight="bold" style:font-weight-asian="bold" style:font-weight-complex="bold" fo:font-style="italic" style:font-style-asian="italic" style:font-style-complex="italic" fo:color="#666666"/>
    </style:style>
    <style:style style:name="P40" style:parent-style-name="NormalWeb" style:family="paragraph">
      <style:paragraph-properties fo:text-align="center" fo:margin-top="0in" fo:margin-bottom="0in"/>
    </style:style>
    <style:style style:name="T41" style:parent-style-name="DefaultParagraphFont" style:family="text">
      <style:text-properties style:font-name="Droid Serif" fo:font-weight="bold" style:font-weight-asian="bold" style:font-weight-complex="bold" fo:font-style="italic" style:font-style-asian="italic" style:font-style-complex="italic" fo:color="#666666"/>
    </style:style>
    <style:style style:name="T42" style:parent-style-name="DefaultParagraphFont" style:family="text">
      <style:text-properties fo:font-weight="bold" style:font-weight-asian="bold" style:font-weight-complex="bold" fo:font-style="italic" style:font-style-asian="italic" style:font-style-complex="italic" fo:font-size="9pt" style:font-size-asian="9pt" style:font-size-complex="9pt"/>
    </style:style>
    <style:style style:name="T43" style:parent-style-name="DefaultParagraphFont" style:family="text">
      <style:text-properties fo:font-size="9pt" style:font-size-asian="9pt" style:font-size-complex="9pt"/>
    </style:style>
    <style:style style:name="P44" style:parent-style-name="NormalWeb" style:family="paragraph">
      <style:paragraph-properties fo:margin-top="0in" fo:margin-bottom="0in"/>
      <style:text-properties style:font-name="Droid Serif" fo:font-weight="bold" style:font-weight-asian="bold" style:font-weight-complex="bold" fo:font-style="italic" style:font-style-asian="italic" style:font-style-complex="italic" fo:color="#666666"/>
    </style:style>
    <style:style style:name="P45" style:parent-style-name="NormalWeb" style:family="paragraph">
      <style:paragraph-properties fo:margin-top="0in" fo:margin-bottom="0in"/>
      <style:text-properties style:font-name="Droid Serif" fo:font-weight="bold" style:font-weight-asian="bold" style:font-weight-complex="bold" fo:font-style="italic" style:font-style-asian="italic" style:font-style-complex="italic" fo:color="#666666"/>
    </style:style>
    <style:style style:name="P46" style:parent-style-name="NormalWeb" style:family="paragraph">
      <style:paragraph-properties fo:margin-top="0in" fo:margin-bottom="0in"/>
      <style:text-properties style:font-name="Droid Serif" fo:font-weight="bold" style:font-weight-asian="bold" style:font-weight-complex="bold" fo:font-style="italic" style:font-style-asian="italic" style:font-style-complex="italic" fo:color="#666666"/>
    </style:style>
    <style:style style:name="P47" style:parent-style-name="NormalWeb" style:family="paragraph">
      <style:paragraph-properties fo:margin-top="0in" fo:margin-bottom="0in"/>
    </style:style>
    <style:style style:name="T48" style:parent-style-name="DefaultParagraphFont" style:family="text">
      <style:text-properties style:font-name="Droid Serif" fo:font-weight="bold" style:font-weight-asian="bold" style:font-weight-complex="bold" fo:font-style="italic" style:font-style-asian="italic" style:font-style-complex="italic" fo:color="#666666"/>
    </style:style>
    <style:style style:name="T49" style:parent-style-name="DefaultParagraphFont" style:family="text">
      <style:text-properties style:font-name="Droid Serif" fo:font-weight="bold" style:font-weight-asian="bold" style:font-weight-complex="bold" fo:color="#666666" fo:font-size="11pt" style:font-size-asian="11pt" style:font-size-complex="11pt"/>
    </style:style>
    <style:style style:name="P50" style:parent-style-name="NormalWeb" style:family="paragraph">
      <style:paragraph-properties fo:text-align="justify" fo:margin-top="0in" fo:margin-bottom="0in" fo:text-indent="0.5in"/>
    </style:style>
    <style:style style:name="T51" style:parent-style-name="DefaultParagraphFont" style:family="text">
      <style:text-properties style:font-name="Droid Serif" fo:color="#666666" fo:font-size="11pt" style:font-size-asian="11pt" style:font-size-complex="11pt"/>
    </style:style>
    <style:style style:name="T52" style:parent-style-name="DefaultParagraphFont" style:family="text">
      <style:text-properties style:font-name="Droid Serif" fo:color="#666666" fo:font-size="11pt" style:font-size-asian="11pt" style:font-size-complex="11pt"/>
    </style:style>
    <style:style style:name="T53" style:parent-style-name="DefaultParagraphFont" style:family="text">
      <style:text-properties style:font-name="Droid Serif" fo:color="#666666" fo:font-size="11pt" style:font-size-asian="11pt" style:font-size-complex="11pt"/>
    </style:style>
    <style:style style:name="T54" style:parent-style-name="DefaultParagraphFont" style:family="text">
      <style:text-properties style:font-name="Droid Serif" fo:color="#666666" fo:font-size="11pt" style:font-size-asian="11pt" style:font-size-complex="11pt"/>
    </style:style>
    <style:style style:name="P55" style:parent-style-name="NormalWeb" style:family="paragraph">
      <style:paragraph-properties fo:margin-top="0.1388in" fo:margin-bottom="0in" fo:text-indent="0.5in"/>
    </style:style>
    <style:style style:name="T56" style:parent-style-name="DefaultParagraphFont" style:family="text">
      <style:text-properties style:font-name="Droid Serif" fo:color="#666666" fo:font-size="11pt" style:font-size-asian="11pt" style:font-size-complex="11pt"/>
    </style:style>
    <style:style style:name="P57" style:parent-style-name="Normal" style:family="paragraph">
      <style:paragraph-properties fo:text-align="justify"/>
    </style:style>
    <style:style style:name="T58" style:parent-style-name="DefaultParagraphFont" style:family="text">
      <style:text-properties fo:font-weight="bold" style:font-weight-asian="bold" style:font-weight-complex="bold" fo:font-style="italic" style:font-style-asian="italic" style:font-style-complex="italic" fo:font-size="9pt" style:font-size-asian="9pt" style:font-size-complex="9pt"/>
    </style:style>
    <style:style style:name="T59" style:parent-style-name="DefaultParagraphFont" style:family="text">
      <style:text-properties fo:font-size="9pt" style:font-size-asian="9pt" style:font-size-complex="9pt"/>
    </style:style>
    <style:style style:name="T60" style:parent-style-name="DefaultParagraphFont" style:family="text">
      <style:text-properties fo:font-size="9pt" style:font-size-asian="9pt" style:font-size-complex="9pt"/>
    </style:style>
    <style:style style:name="P61" style:parent-style-name="NormalWeb" style:family="paragraph">
      <style:paragraph-properties fo:margin-top="0.1388in" fo:margin-bottom="0in"/>
      <style:text-properties style:font-name="Droid Serif" fo:color="#666666" fo:font-size="11pt" style:font-size-asian="11pt" style:font-size-complex="11pt"/>
    </style:style>
    <style:style style:name="T62" style:parent-style-name="DefaultParagraphFont" style:family="text">
      <style:text-properties fo:font-weight="bold" style:font-weight-asian="bold" style:font-weight-complex="bold"/>
    </style:style>
    <style:style style:name="P63" style:parent-style-name="NormalWeb" style:family="paragraph">
      <style:paragraph-properties fo:margin-top="0.1388in" fo:margin-bottom="0in" fo:text-indent="0.5in"/>
    </style:style>
    <style:style style:name="T64" style:parent-style-name="DefaultParagraphFont" style:family="text">
      <style:text-properties style:font-name="Droid Serif" fo:color="#666666" fo:font-size="11pt" style:font-size-asian="11pt" style:font-size-complex="11pt"/>
    </style:style>
    <style:style style:name="T65" style:parent-style-name="DefaultParagraphFont" style:family="text">
      <style:text-properties style:font-name="Droid Serif" fo:color="#666666" fo:font-size="11pt" style:font-size-asian="11pt" style:font-size-complex="11pt"/>
    </style:style>
    <style:style style:name="P66" style:parent-style-name="NormalWeb" style:family="paragraph">
      <style:paragraph-properties fo:margin-top="0.1388in" fo:margin-bottom="0in"/>
    </style:style>
    <style:style style:name="T67" style:parent-style-name="DefaultParagraphFont" style:family="text">
      <style:text-properties style:font-name="Droid Serif" fo:color="#666666" fo:font-size="11pt" style:font-size-asian="11pt" style:font-size-complex="11pt"/>
    </style:style>
    <style:style style:name="P68" style:parent-style-name="NormalWeb" style:family="paragraph">
      <style:paragraph-properties style:vertical-align="baseline" fo:margin-top="0.1388in" fo:margin-bottom="0in"/>
    </style:style>
    <style:style style:name="T69" style:parent-style-name="DefaultParagraphFont" style:family="text">
      <style:text-properties style:font-name="Droid Serif" fo:color="#666666" fo:font-size="11pt" style:font-size-asian="11pt" style:font-size-complex="11pt"/>
    </style:style>
    <style:style style:name="T70" style:parent-style-name="DefaultParagraphFont" style:family="text">
      <style:text-properties style:font-name="Droid Serif" fo:color="#666666" fo:font-size="11pt" style:font-size-asian="11pt" style:font-size-complex="11pt"/>
    </style:style>
    <style:style style:name="P71" style:parent-style-name="NormalWeb" style:family="paragraph">
      <style:paragraph-properties style:vertical-align="baseline" fo:margin-top="0in" fo:margin-bottom="0in"/>
      <style:text-properties style:font-name="Droid Serif" fo:color="#666666" fo:font-size="11pt" style:font-size-asian="11pt" style:font-size-complex="11pt"/>
    </style:style>
    <style:style style:name="P72" style:parent-style-name="NormalWeb" style:family="paragraph">
      <style:paragraph-properties style:vertical-align="baseline" fo:margin-top="0in" fo:margin-bottom="0in"/>
    </style:style>
    <style:style style:name="T73" style:parent-style-name="DefaultParagraphFont" style:family="text">
      <style:text-properties style:font-name="Droid Serif" fo:color="#666666" fo:font-size="11pt" style:font-size-asian="11pt" style:font-size-complex="11pt"/>
    </style:style>
    <style:style style:name="P74" style:parent-style-name="Normal" style:family="paragraph">
      <style:paragraph-properties fo:text-align="justify"/>
    </style:style>
    <style:style style:name="T75" style:parent-style-name="DefaultParagraphFont" style:family="text">
      <style:text-properties fo:font-weight="bold" style:font-weight-asian="bold" style:font-weight-complex="bold" fo:font-style="italic" style:font-style-asian="italic" style:font-style-complex="italic" fo:font-size="9pt" style:font-size-asian="9pt" style:font-size-complex="9pt"/>
    </style:style>
    <style:style style:name="T76" style:parent-style-name="DefaultParagraphFont" style:family="text">
      <style:text-properties fo:font-size="9pt" style:font-size-asian="9pt" style:font-size-complex="9pt"/>
    </style:style>
    <style:style style:name="T77" style:parent-style-name="DefaultParagraphFont" style:family="text">
      <style:text-properties fo:font-size="9pt" style:font-size-asian="9pt" style:font-size-complex="9pt"/>
    </style:style>
    <style:style style:name="T78" style:parent-style-name="DefaultParagraphFont" style:family="text">
      <style:text-properties style:font-name="Droid Serif" fo:color="#666666" fo:font-size="11pt" style:font-size-asian="11pt" style:font-size-complex="11pt"/>
    </style:style>
    <style:style style:name="P79" style:parent-style-name="Normal" style:family="paragraph">
      <style:paragraph-properties fo:text-align="center" fo:margin-left="0.25in">
        <style:tab-stops/>
      </style:paragraph-properties>
    </style:style>
    <style:style style:name="P80" style:parent-style-name="NormalWeb" style:family="paragraph">
      <style:paragraph-properties fo:margin-top="0.1388in" fo:margin-bottom="0in" fo:text-indent="0.5in"/>
    </style:style>
    <style:style style:name="T81" style:parent-style-name="DefaultParagraphFont" style:family="text">
      <style:text-properties style:font-name="Droid Serif" fo:color="#666666" fo:font-size="11pt" style:font-size-asian="11pt" style:font-size-complex="11pt"/>
    </style:style>
    <style:style style:name="T82" style:parent-style-name="DefaultParagraphFont" style:family="text">
      <style:text-properties style:font-name="Droid Serif" fo:color="#666666" fo:font-size="11pt" style:font-size-asian="11pt" style:font-size-complex="11pt"/>
    </style:style>
    <style:style style:name="P83" style:parent-style-name="NormalWeb" style:family="paragraph">
      <style:paragraph-properties fo:margin-top="0.1388in" fo:margin-bottom="0in"/>
    </style:style>
    <style:style style:name="T84" style:parent-style-name="DefaultParagraphFont" style:family="text">
      <style:text-properties style:font-name="Droid Serif" fo:color="#666666" fo:font-size="11pt" style:font-size-asian="11pt" style:font-size-complex="11pt"/>
    </style:style>
    <style:style style:name="P85" style:parent-style-name="NormalWeb" style:family="paragraph">
      <style:paragraph-properties style:vertical-align="baseline" fo:margin-top="0.1388in" fo:margin-bottom="0in"/>
      <style:text-properties style:font-name="Droid Serif" fo:color="#666666" fo:font-size="11pt" style:font-size-asian="11pt" style:font-size-complex="11pt"/>
    </style:style>
    <style:style style:name="P86" style:parent-style-name="NormalWeb" style:family="paragraph">
      <style:paragraph-properties style:vertical-align="baseline" fo:margin-top="0in" fo:margin-bottom="0in"/>
      <style:text-properties style:font-name="Droid Serif" fo:color="#666666" fo:font-size="11pt" style:font-size-asian="11pt" style:font-size-complex="11pt"/>
    </style:style>
    <style:style style:name="P87" style:parent-style-name="NormalWeb" style:family="paragraph">
      <style:paragraph-properties style:vertical-align="baseline" fo:margin-top="0in" fo:margin-bottom="0in"/>
      <style:text-properties style:font-name="Droid Serif" fo:color="#666666" fo:font-size="11pt" style:font-size-asian="11pt" style:font-size-complex="11pt"/>
    </style:style>
    <style:style style:name="P88" style:parent-style-name="NormalWeb" style:family="paragraph">
      <style:paragraph-properties fo:text-align="justify" style:vertical-align="baseline" fo:margin-top="0in" fo:margin-bottom="0in"/>
      <style:text-properties style:font-name="Droid Serif" fo:color="#666666" fo:font-size="11pt" style:font-size-asian="11pt" style:font-size-complex="11pt"/>
    </style:style>
    <style:style style:name="P89" style:parent-style-name="Normal" style:family="paragraph">
      <style:paragraph-properties fo:text-align="center" style:vertical-align="auto" fo:margin-top="0.1388in" fo:text-indent="0.5in"/>
      <style:text-properties fo:hyphenate="true"/>
    </style:style>
    <style:style style:name="P90" style:parent-style-name="Normal" style:family="paragraph">
      <style:paragraph-properties fo:text-align="justify" style:vertical-align="auto" fo:margin-top="0.1388in" fo:text-indent="0.5in"/>
      <style:text-properties style:font-name-asian="Times New Roman" style:font-name-complex="Times New Roman" style:language-asian="en" style:country-asian="CA" style:language-complex="ar" style:country-complex="SA" fo:hyphenate="true"/>
    </style:style>
    <style:style style:name="P91" style:parent-style-name="Normal" style:family="paragraph">
      <style:paragraph-properties fo:text-align="justify" style:vertical-align="auto" fo:margin-top="0.1388in" fo:text-indent="0.5in"/>
      <style:text-properties fo:hyphenate="true"/>
    </style:style>
    <style:style style:name="T92" style:parent-style-name="DefaultParagraphFont" style:family="text">
      <style:text-properties style:font-name-asian="Times New Roman" style:font-name-complex="Times New Roman" style:language-asian="en" style:country-asian="CA" style:language-complex="ar" style:country-complex="SA"/>
    </style:style>
    <style:style style:name="P93" style:parent-style-name="Normal" style:family="paragraph">
      <style:paragraph-properties fo:text-align="justify"/>
    </style:style>
    <style:style style:name="T94" style:parent-style-name="DefaultParagraphFont" style:family="text">
      <style:text-properties fo:font-weight="bold" style:font-weight-asian="bold" style:font-weight-complex="bold" fo:font-style="italic" style:font-style-asian="italic" style:font-style-complex="italic" fo:font-size="9pt" style:font-size-asian="9pt" style:font-size-complex="9pt"/>
    </style:style>
    <style:style style:name="T95" style:parent-style-name="DefaultParagraphFont" style:family="text">
      <style:text-properties fo:font-size="9pt" style:font-size-asian="9pt" style:font-size-complex="9pt"/>
    </style:style>
    <style:style style:name="T96" style:parent-style-name="DefaultParagraphFont" style:family="text">
      <style:text-properties fo:font-size="9pt" style:font-size-asian="9pt" style:font-size-complex="9pt"/>
    </style:style>
    <style:style style:name="P97" style:parent-style-name="Normal" style:family="paragraph">
      <style:paragraph-properties fo:text-align="justify" style:vertical-align="auto" fo:margin-top="0.1388in" fo:text-indent="0.5in"/>
      <style:text-properties style:font-name-asian="Times New Roman" style:font-name-complex="Times New Roman" style:language-asian="en" style:country-asian="CA" style:language-complex="ar" style:country-complex="SA" fo:hyphenate="true"/>
    </style:style>
    <style:style style:name="P98" style:parent-style-name="Normal" style:family="paragraph">
      <style:paragraph-properties fo:text-align="justify" style:vertical-align="auto" fo:margin-top="0.1388in" fo:text-indent="0.5in"/>
      <style:text-properties style:font-name-asian="Times New Roman" style:font-name-complex="Times New Roman" style:language-asian="en" style:country-asian="CA" style:language-complex="ar" style:country-complex="SA" fo:hyphenate="true"/>
    </style:style>
    <style:style style:name="P99" style:parent-style-name="Normal" style:family="paragraph">
      <style:paragraph-properties fo:text-align="justify" style:vertical-align="auto" fo:margin-top="0.1388in" fo:text-indent="0.5in"/>
      <style:text-properties style:font-name-asian="Times New Roman" style:font-name-complex="Times New Roman" style:language-asian="en" style:country-asian="CA" style:language-complex="ar" style:country-complex="SA" fo:hyphenate="true"/>
    </style:style>
    <style:style style:name="P100" style:parent-style-name="Normal" style:family="paragraph">
      <style:paragraph-properties fo:text-align="justify" style:vertical-align="auto" fo:margin-top="0.1388in"/>
      <style:text-properties style:font-name-asian="Times New Roman" style:font-name-complex="Times New Roman" style:language-asian="en" style:country-asian="CA" style:language-complex="ar" style:country-complex="SA" fo:hyphenate="true"/>
    </style:style>
    <style:style style:name="P101" style:parent-style-name="Normal" style:family="paragraph">
      <style:paragraph-properties fo:text-align="justify" style:vertical-align="auto" fo:margin-top="0.1388in" fo:text-indent="0.5in"/>
      <style:text-properties fo:hyphenate="true"/>
    </style:style>
    <style:style style:name="T102" style:parent-style-name="DefaultParagraphFont" style:family="text">
      <style:text-properties style:font-name-asian="Times New Roman" style:font-name-complex="Times New Roman" style:language-asian="en" style:country-asian="CA" style:language-complex="ar" style:country-complex="SA"/>
    </style:style>
    <style:style style:name="P103" style:parent-style-name="Normal" style:family="paragraph">
      <style:paragraph-properties style:vertical-align="auto" fo:margin-top="0.1388in"/>
      <style:text-properties fo:hyphenate="true"/>
    </style:style>
    <style:style style:name="T104" style:parent-style-name="DefaultParagraphFont" style:family="text">
      <style:text-properties style:font-name-asian="Times New Roman" style:font-name-complex="Times New Roman" style:language-asian="en" style:country-asian="CA" style:language-complex="ar" style:country-complex="SA"/>
    </style:style>
    <style:style style:name="T105" style:parent-style-name="DefaultParagraphFont" style:family="text">
      <style:text-properties style:font-name-asian="Times New Roman" style:font-name-complex="Times New Roman" style:language-asian="en" style:country-asian="CA" style:language-complex="ar" style:country-complex="SA"/>
    </style:style>
    <style:style style:name="P106" style:parent-style-name="Normal" style:family="paragraph">
      <style:paragraph-properties fo:margin-top="0.1388in"/>
      <style:text-properties style:font-name-asian="Times New Roman" style:font-name-complex="Times New Roman" style:language-asian="en" style:country-asian="CA" style:language-complex="ar" style:country-complex="SA" fo:hyphenate="true"/>
    </style:style>
    <style:style style:name="P107" style:parent-style-name="Normal" style:family="paragraph">
      <style:text-properties style:font-name-asian="Times New Roman" style:font-name-complex="Times New Roman" style:language-asian="en" style:country-asian="CA" style:language-complex="ar" style:country-complex="SA" fo:hyphenate="true"/>
    </style:style>
    <style:style style:name="P108" style:parent-style-name="Normal" style:family="paragraph">
      <style:text-properties style:font-name-asian="Times New Roman" style:font-name-complex="Times New Roman" style:language-asian="en" style:country-asian="CA" style:language-complex="ar" style:country-complex="SA" fo:hyphenate="true"/>
    </style:style>
    <style:style style:name="P109" style:parent-style-name="Normal" style:family="paragraph">
      <style:paragraph-properties style:vertical-align="auto" fo:margin-top="0.1388in" fo:text-indent="0.25in"/>
      <style:text-properties fo:hyphenate="true"/>
    </style:style>
    <style:style style:name="P110" style:parent-style-name="Normal" style:family="paragraph">
      <style:paragraph-properties fo:text-align="justify"/>
    </style:style>
    <style:style style:name="T111" style:parent-style-name="DefaultParagraphFont" style:family="text">
      <style:text-properties fo:font-weight="bold" style:font-weight-asian="bold" style:font-weight-complex="bold" fo:font-style="italic" style:font-style-asian="italic" style:font-style-complex="italic" fo:font-size="9pt" style:font-size-asian="9pt" style:font-size-complex="9pt"/>
    </style:style>
    <style:style style:name="T112" style:parent-style-name="DefaultParagraphFont" style:family="text">
      <style:text-properties fo:font-size="9pt" style:font-size-asian="9pt" style:font-size-complex="9pt"/>
    </style:style>
    <style:style style:name="T113" style:parent-style-name="DefaultParagraphFont" style:family="text">
      <style:text-properties fo:font-size="9pt" style:font-size-asian="9pt" style:font-size-complex="9pt"/>
    </style:style>
    <style:style style:name="P114" style:parent-style-name="Normal" style:family="paragraph">
      <style:paragraph-properties fo:text-align="justify" style:vertical-align="auto" fo:margin-top="0.1388in" fo:text-indent="0.25in"/>
      <style:text-properties fo:hyphenate="true"/>
    </style:style>
    <style:style style:name="T115" style:parent-style-name="DefaultParagraphFont" style:family="text">
      <style:text-properties style:font-name-asian="Times New Roman" style:font-name-complex="Times New Roman" style:language-asian="en" style:country-asian="CA" style:language-complex="ar" style:country-complex="SA"/>
    </style:style>
    <style:style style:name="T116" style:parent-style-name="DefaultParagraphFont" style:family="text">
      <style:text-properties style:font-name-asian="Times New Roman" style:font-name-complex="Times New Roman" style:language-asian="en" style:country-asian="CA" style:language-complex="ar" style:country-complex="SA"/>
    </style:style>
    <style:style style:name="P117" style:parent-style-name="Normal" style:family="paragraph">
      <style:paragraph-properties style:vertical-align="auto" fo:margin-top="0.1388in"/>
      <style:text-properties fo:hyphenate="true"/>
    </style:style>
    <style:style style:name="T118" style:parent-style-name="DefaultParagraphFont" style:family="text">
      <style:text-properties style:font-name-asian="Times New Roman" style:font-name-complex="Times New Roman" style:language-asian="en" style:country-asian="CA" style:language-complex="ar" style:country-complex="SA"/>
    </style:style>
    <style:style style:name="P119" style:parent-style-name="Normal" style:family="paragraph">
      <style:paragraph-properties fo:margin-top="0.1388in"/>
      <style:text-properties style:font-name-asian="Times New Roman" style:font-name-complex="Times New Roman" style:language-asian="en" style:country-asian="CA" style:language-complex="ar" style:country-complex="SA" fo:hyphenate="true"/>
    </style:style>
    <style:style style:name="P120" style:parent-style-name="Normal" style:family="paragraph">
      <style:text-properties style:font-name-asian="Times New Roman" style:font-name-complex="Times New Roman" style:language-asian="en" style:country-asian="CA" style:language-complex="ar" style:country-complex="SA" fo:hyphenate="true"/>
    </style:style>
    <style:style style:name="P121" style:parent-style-name="Normal" style:family="paragraph">
      <style:text-properties style:font-name-asian="Times New Roman" style:font-name-complex="Times New Roman" style:language-asian="en" style:country-asian="CA" style:language-complex="ar" style:country-complex="SA" fo:hyphenate="true"/>
    </style:style>
    <style:style style:name="P122" style:parent-style-name="Normal" style:family="paragraph">
      <style:paragraph-properties fo:text-align="center"/>
    </style:style>
    <style:style style:name="P123" style:parent-style-name="Normal" style:family="paragraph">
      <style:paragraph-properties fo:text-align="center"/>
    </style:style>
    <style:style style:name="P124" style:parent-style-name="Normal" style:family="paragraph">
      <style:paragraph-properties fo:text-align="center"/>
    </style:style>
    <style:style style:name="P125" style:parent-style-name="Normal" style:family="paragraph">
      <style:paragraph-properties fo:text-align="center"/>
    </style:style>
    <style:style style:name="P126" style:parent-style-name="Normal" style:family="paragraph">
      <style:paragraph-properties fo:text-align="center"/>
    </style:style>
    <style:style style:name="P127" style:parent-style-name="Normal" style:family="paragraph">
      <style:paragraph-properties fo:text-align="justify"/>
    </style:style>
    <style:style style:name="T128" style:parent-style-name="DefaultParagraphFont" style:family="text">
      <style:text-properties fo:font-weight="bold" style:font-weight-asian="bold" style:font-weight-complex="bold" fo:font-style="italic" style:font-style-asian="italic" style:font-style-complex="italic" fo:font-size="9pt" style:font-size-asian="9pt" style:font-size-complex="9pt"/>
    </style:style>
    <style:style style:name="T129" style:parent-style-name="DefaultParagraphFont" style:family="text">
      <style:text-properties fo:font-size="9pt" style:font-size-asian="9pt" style:font-size-complex="9pt"/>
    </style:style>
    <style:style style:name="T130" style:parent-style-name="DefaultParagraphFont" style:family="text">
      <style:text-properties fo:font-size="9pt" style:font-size-asian="9pt" style:font-size-complex="9pt"/>
    </style:style>
    <style:style style:name="P131" style:parent-style-name="Normal" style:family="paragraph">
      <style:paragraph-properties fo:text-align="center"/>
    </style:style>
    <style:style style:name="P132" style:parent-style-name="Normal" style:family="paragraph">
      <style:paragraph-properties fo:text-align="center"/>
    </style:style>
    <style:style style:name="P133" style:parent-style-name="Normal" style:family="paragraph">
      <style:paragraph-properties fo:text-align="center"/>
    </style:style>
    <style:style style:name="P134" style:parent-style-name="Normal" style:family="paragraph">
      <style:paragraph-properties fo:text-align="center"/>
    </style:style>
    <style:style style:name="P135" style:parent-style-name="Normal" style:family="paragraph">
      <style:paragraph-properties fo:text-align="center"/>
    </style:style>
    <style:style style:name="P136" style:parent-style-name="Normal" style:family="paragraph">
      <style:paragraph-properties fo:text-align="center"/>
    </style:style>
    <style:style style:name="P137" style:parent-style-name="Normal" style:family="paragraph">
      <style:paragraph-properties fo:text-align="center"/>
    </style:style>
    <style:style style:name="P138" style:parent-style-name="Heading1" style:family="paragraph">
      <style:text-properties fo:font-weight="bold" style:font-weight-asian="bold" style:font-weight-complex="bold"/>
    </style:style>
    <style:style style:name="T139" style:parent-style-name="DefaultParagraphFont" style:family="text">
      <style:text-properties fo:font-weight="bold" style:font-weight-asian="bold" style:font-weight-complex="bold"/>
    </style:style>
    <style:style style:name="P140" style:parent-style-name="Normal" style:family="paragraph">
      <style:paragraph-properties fo:widows="0" fo:orphans="0" fo:break-before="page"/>
      <style:text-properties fo:hyphenate="true"/>
    </style:style>
    <style:style style:name="P141" style:parent-style-name="Heading1" style:family="paragraph">
      <style:paragraph-properties fo:text-align="center"/>
    </style:style>
    <style:style style:name="T142" style:parent-style-name="DefaultParagraphFont" style:family="text">
      <style:text-properties fo:font-weight="bold" style:font-weight-asian="bold" style:font-weight-complex="bold"/>
    </style:style>
    <style:style style:name="P143" style:parent-style-name="NormalWeb" style:family="paragraph">
      <style:paragraph-properties fo:margin-top="0.1388in" fo:margin-bottom="0in"/>
    </style:style>
    <style:style style:name="T144" style:parent-style-name="DefaultParagraphFont" style:family="text">
      <style:text-properties style:font-name="Droid Serif" fo:font-style="italic" style:font-style-asian="italic" style:font-style-complex="italic" fo:color="#666666" fo:font-size="11pt" style:font-size-asian="11pt" style:font-size-complex="11pt"/>
    </style:style>
    <style:style style:name="P145" style:parent-style-name="NormalWeb" style:family="paragraph">
      <style:paragraph-properties fo:margin-top="0.1388in" fo:margin-bottom="0in"/>
    </style:style>
    <style:style style:name="T146" style:parent-style-name="Hyperlink" style:family="text">
      <style:text-properties style:font-name="Calibri" style:font-name-complex="Calibri" fo:color="#1155CC" fo:font-size="11pt" style:font-size-asian="11pt" style:font-size-complex="11pt"/>
    </style:style>
    <style:style style:name="P147" style:parent-style-name="NormalWeb" style:family="paragraph">
      <style:paragraph-properties fo:margin-top="0.1388in" fo:margin-bottom="0in"/>
    </style:style>
    <style:style style:name="T148" style:parent-style-name="Hyperlink" style:family="text">
      <style:text-properties style:font-name="Droid Serif" fo:color="#1155CC" fo:font-size="11pt" style:font-size-asian="11pt" style:font-size-complex="11pt"/>
    </style:style>
    <style:style style:name="T149" style:parent-style-name="DefaultParagraphFont" style:family="text">
      <style:text-properties style:font-name="Droid Serif" fo:color="#666666" fo:font-size="11pt" style:font-size-asian="11pt" style:font-size-complex="11pt"/>
    </style:style>
    <style:style style:name="P150" style:parent-style-name="NormalWeb" style:family="paragraph">
      <style:paragraph-properties fo:margin-top="0.1388in" fo:margin-bottom="0in"/>
    </style:style>
    <style:style style:name="T151" style:parent-style-name="Hyperlink" style:family="text">
      <style:text-properties style:font-name="Droid Serif" fo:color="#1155CC" fo:font-size="11pt" style:font-size-asian="11pt" style:font-size-complex="11pt"/>
    </style:style>
    <style:style style:name="T152" style:parent-style-name="Hyperlink" style:family="text">
      <style:text-properties style:font-name="Droid Serif" fo:color="#1155CC" fo:font-size="11pt" style:font-size-asian="11pt" style:font-size-complex="11pt"/>
    </style:style>
    <style:style style:name="P153" style:parent-style-name="NormalWeb" style:family="paragraph">
      <style:paragraph-properties fo:margin-top="0.1388in" fo:margin-bottom="0in"/>
    </style:style>
    <style:style style:name="T154" style:parent-style-name="Hyperlink" style:family="text">
      <style:text-properties style:font-name="Droid Serif" fo:color="#1155CC" fo:font-size="11pt" style:font-size-asian="11pt" style:font-size-complex="11pt"/>
    </style:style>
    <style:style style:name="P155" style:parent-style-name="NormalWeb" style:family="paragraph">
      <style:paragraph-properties fo:margin-top="0.1388in" fo:margin-bottom="0in"/>
    </style:style>
    <style:style style:name="T156" style:parent-style-name="DefaultParagraphFont" style:family="text">
      <style:text-properties style:font-name="Droid Serif" fo:font-style="italic" style:font-style-asian="italic" style:font-style-complex="italic" fo:color="#666666" fo:font-size="11pt" style:font-size-asian="11pt" style:font-size-complex="11pt"/>
    </style:style>
    <style:style style:name="P157" style:parent-style-name="NormalWeb" style:family="paragraph">
      <style:paragraph-properties fo:margin-top="0.1388in" fo:margin-bottom="0in"/>
    </style:style>
    <style:style style:name="T158" style:parent-style-name="Hyperlink" style:family="text">
      <style:text-properties style:font-name="Calibri" style:font-name-complex="Calibri" fo:color="#1155CC" fo:font-size="11pt" style:font-size-asian="11pt" style:font-size-complex="11pt"/>
    </style:style>
    <style:style style:name="P159" style:parent-style-name="NormalWeb" style:family="paragraph">
      <style:paragraph-properties fo:margin-top="0.1388in" fo:margin-bottom="0in"/>
    </style:style>
    <style:style style:name="T160" style:parent-style-name="Hyperlink" style:family="text">
      <style:text-properties style:font-name="Droid Serif" fo:color="#1155CC" fo:font-size="11pt" style:font-size-asian="11pt" style:font-size-complex="11pt"/>
    </style:style>
    <style:style style:name="P161" style:parent-style-name="NormalWeb" style:family="paragraph">
      <style:paragraph-properties fo:margin-top="0.1388in" fo:margin-bottom="0in"/>
    </style:style>
    <style:style style:name="T162" style:parent-style-name="Hyperlink" style:family="text">
      <style:text-properties style:font-name="Droid Serif" fo:color="#1155CC" fo:font-size="11pt" style:font-size-asian="11pt" style:font-size-complex="11pt"/>
    </style:style>
    <style:style style:name="T163" style:parent-style-name="Hyperlink" style:family="text">
      <style:text-properties style:font-name="Droid Serif" fo:color="#1155CC" fo:font-size="11pt" style:font-size-asian="11pt" style:font-size-complex="11pt"/>
    </style:style>
    <style:style style:name="P164" style:parent-style-name="NormalWeb" style:family="paragraph">
      <style:paragraph-properties fo:margin-top="0.1388in" fo:margin-bottom="0in"/>
    </style:style>
    <style:style style:name="T165" style:parent-style-name="Hyperlink" style:family="text">
      <style:text-properties style:font-name="Droid Serif" fo:color="#1155CC" fo:font-size="11pt" style:font-size-asian="11pt" style:font-size-complex="11pt"/>
    </style:style>
    <style:style style:name="P166" style:parent-style-name="NormalWeb" style:family="paragraph">
      <style:paragraph-properties fo:margin-top="0.1388in" fo:margin-bottom="0in"/>
    </style:style>
    <style:style style:name="T167" style:parent-style-name="DefaultParagraphFont" style:family="text">
      <style:text-properties style:font-name="Droid Serif" fo:font-style="italic" style:font-style-asian="italic" style:font-style-complex="italic" fo:color="#666666" fo:font-size="11pt" style:font-size-asian="11pt" style:font-size-complex="11pt"/>
    </style:style>
    <style:style style:name="P168" style:parent-style-name="NormalWeb" style:family="paragraph">
      <style:paragraph-properties fo:margin-top="0.1388in" fo:margin-bottom="0in"/>
    </style:style>
    <style:style style:name="T169" style:parent-style-name="Hyperlink" style:family="text">
      <style:text-properties style:font-name="Calibri" style:font-name-complex="Calibri" fo:color="#1155CC" fo:font-size="11pt" style:font-size-asian="11pt" style:font-size-complex="11pt"/>
    </style:style>
    <style:style style:name="T170" style:parent-style-name="Hyperlink" style:family="text">
      <style:text-properties style:font-name="Calibri" style:font-name-complex="Calibri" fo:color="#1155CC" fo:font-size="11pt" style:font-size-asian="11pt" style:font-size-complex="11pt"/>
    </style:style>
    <style:style style:name="P171" style:parent-style-name="NormalWeb" style:family="paragraph">
      <style:paragraph-properties fo:margin-top="0.1388in" fo:margin-bottom="0in"/>
    </style:style>
    <style:style style:name="T172" style:parent-style-name="Hyperlink" style:family="text">
      <style:text-properties style:font-name="Droid Serif" fo:color="#1155CC" fo:font-size="11pt" style:font-size-asian="11pt" style:font-size-complex="11pt"/>
    </style:style>
    <style:style style:name="T173" style:parent-style-name="DefaultParagraphFont" style:family="text">
      <style:text-properties style:font-name="Droid Serif" fo:color="#666666" fo:font-size="11pt" style:font-size-asian="11pt" style:font-size-complex="11pt"/>
    </style:style>
    <style:style style:name="P174" style:parent-style-name="NormalWeb" style:family="paragraph">
      <style:paragraph-properties fo:margin-top="0.1388in" fo:margin-bottom="0in"/>
    </style:style>
    <style:style style:name="T175" style:parent-style-name="Hyperlink" style:family="text">
      <style:text-properties style:font-name="Droid Serif" fo:color="#1155CC" fo:font-size="11pt" style:font-size-asian="11pt" style:font-size-complex="11pt"/>
    </style:style>
    <style:style style:name="P176" style:parent-style-name="NormalWeb" style:family="paragraph">
      <style:paragraph-properties fo:margin-top="0.1388in" fo:margin-bottom="0in"/>
    </style:style>
    <style:style style:name="T177" style:parent-style-name="Hyperlink" style:family="text">
      <style:text-properties style:font-name="Droid Serif" fo:color="#1155CC" fo:font-size="11pt" style:font-size-asian="11pt" style:font-size-complex="11pt"/>
    </style:style>
    <style:style style:name="P178" style:parent-style-name="NormalWeb" style:family="paragraph">
      <style:paragraph-properties fo:margin-top="0.1388in" fo:margin-bottom="0in"/>
    </style:style>
    <style:style style:name="T179" style:parent-style-name="DefaultParagraphFont" style:family="text">
      <style:text-properties style:font-name="Droid Serif" fo:font-style="italic" style:font-style-asian="italic" style:font-style-complex="italic" fo:color="#666666" fo:font-size="11pt" style:font-size-asian="11pt" style:font-size-complex="11pt"/>
    </style:style>
    <style:style style:name="P180" style:parent-style-name="NormalWeb" style:family="paragraph">
      <style:paragraph-properties fo:margin-top="0.1388in" fo:margin-bottom="0in"/>
    </style:style>
    <style:style style:name="T181" style:parent-style-name="Hyperlink" style:family="text">
      <style:text-properties style:font-name="Calibri" style:font-name-complex="Calibri" fo:color="#1155CC" fo:font-size="11pt" style:font-size-asian="11pt" style:font-size-complex="11pt"/>
    </style:style>
    <style:style style:name="P182" style:parent-style-name="NormalWeb" style:family="paragraph">
      <style:paragraph-properties fo:margin-top="0.1388in" fo:margin-bottom="0in"/>
    </style:style>
    <style:style style:name="T183" style:parent-style-name="Hyperlink" style:family="text">
      <style:text-properties style:font-name="Droid Serif" fo:color="#1155CC" fo:font-size="11pt" style:font-size-asian="11pt" style:font-size-complex="11pt"/>
    </style:style>
    <style:style style:name="T184" style:parent-style-name="DefaultParagraphFont" style:family="text">
      <style:text-properties style:font-name="Droid Serif" fo:color="#666666" fo:font-size="11pt" style:font-size-asian="11pt" style:font-size-complex="11pt"/>
    </style:style>
    <style:style style:name="P185" style:parent-style-name="NormalWeb" style:family="paragraph">
      <style:paragraph-properties fo:margin-top="0.1388in" fo:margin-bottom="0in"/>
    </style:style>
    <style:style style:name="T186" style:parent-style-name="Hyperlink" style:family="text">
      <style:text-properties style:font-name="Droid Serif" fo:color="#1155CC" fo:font-size="11pt" style:font-size-asian="11pt" style:font-size-complex="11pt"/>
    </style:style>
    <style:style style:name="P187" style:parent-style-name="NormalWeb" style:family="paragraph">
      <style:paragraph-properties fo:margin-top="0.1388in" fo:margin-bottom="0in"/>
    </style:style>
    <style:style style:name="T188" style:parent-style-name="Hyperlink" style:family="text">
      <style:text-properties style:font-name="Droid Serif" fo:color="#1155CC" fo:font-size="11pt" style:font-size-asian="11pt" style:font-size-complex="11pt"/>
    </style:style>
    <style:style style:family="graphic" style:name="a12" style:parent-style-name="Graphics">
      <style:graphic-properties fo:border="0.04167in solid #000000" fo:background-color="transparent" fo:clip="rect(1.6607in, 0in, 0in, 0in)" style:shadow="0.02946in 0.02946in 0pc #000000"/>
    </style:style>
    <style:style style:family="graphic" style:name="a13" style:parent-style-name="Graphics">
      <style:graphic-properties fo:border="0.04167in solid #000000" fo:background-color="transparent" style:wrap="parallel" style:wrap-contour="true" style:wrap-contour-mode="outside" style:horizontal-rel="page-content" style:vertical-rel="paragraph" style:shadow="0.02946in 0.02946in 0pc #000000" style:horizontal-pos="right" style:vertical-pos="from-top"/>
    </style:style>
    <style:style style:family="graphic" style:name="a1" style:parent-style-name="Graphics">
      <style:graphic-properties fo:border="0.01042in none" fo:background-color="transparent" fo:clip="rect(0in, 0.26807in, 0in, 0.26807in)" draw:luminance="0%" draw:contrast="0%" draw:image-opacity="100%"/>
    </style:style>
    <style:style style:family="graphic" style:name="a14"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2" style:parent-style-name="Graphics">
      <style:graphic-properties fo:wrap-option="wrap" fo:border="0.00694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 style:parent-style-name="Graphics">
      <style:graphic-properties fo:border="0.04167in solid #000000" fo:background-color="transparent" style:shadow="0.02946in 0.02946in 0pc #000000"/>
    </style:style>
    <style:style style:family="graphic" style:name="a4" style:parent-style-name="Graphics">
      <style:graphic-properties fo:border="0.04167in solid #000000" fo:background-color="transparent" style:wrap="parallel" style:wrap-contour="false" style:horizontal-rel="page-content" style:vertical-rel="page-content" style:shadow="0.02946in 0.02946in 0pc #000000" style:horizontal-pos="from-left" style:vertical-pos="from-top"/>
    </style:style>
    <style:style style:family="graphic" style:name="a5" style:parent-style-name="Graphics">
      <style:graphic-properties fo:border="0.04167in solid #000000" fo:background-color="transparent" style:wrap="parallel" style:wrap-contour="false" style:horizontal-rel="page-content" style:vertical-rel="page-content" style:shadow="0.02946in 0.02946in 0pc #000000" style:horizontal-pos="from-left" style:vertical-pos="from-top"/>
    </style:style>
    <style:style style:family="graphic" style:name="a6"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7" style:parent-style-name="Graphics">
      <style:graphic-properties fo:border="0.04167in solid #000000" fo:background-color="transparent" style:wrap="parallel" style:wrap-contour="true" style:wrap-contour-mode="outside" style:horizontal-rel="page-content" style:vertical-rel="paragraph" style:shadow="0.02946in 0.02946in 0pc #000000" style:horizontal-pos="right" style:vertical-pos="from-top"/>
    </style:style>
    <style:style style:family="graphic" style:name="a8"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right" style:vertical-pos="from-top" draw:auto-grow-width="false" draw:auto-grow-height="false"/>
      <style:paragraph-properties style:font-independent-line-spacing="true" style:writing-mode="lr-tb"/>
    </style:style>
    <style:style style:family="graphic" style:name="a9" style:parent-style-name="Graphics">
      <style:graphic-properties fo:border="0.04167in solid #000000" fo:background-color="transparent" style:wrap="parallel" style:wrap-contour="true" style:wrap-contour-mode="outside" style:horizontal-rel="page-content" style:vertical-rel="paragraph" style:shadow="0.02946in 0.02946in 0pc #000000" style:horizontal-pos="right" style:vertical-pos="from-top"/>
    </style:style>
    <style:style style:family="graphic" style:name="a10"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11"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right" style:vertical-pos="from-top" draw:auto-grow-width="false" draw:auto-grow-height="false"/>
      <style:paragraph-properties style:font-independent-line-spacing="true" style:writing-mode="lr-tb"/>
    </style:style>
  </office:automatic-styles>
  <office:body>
    <office:text text:use-soft-page-breaks="true">
      <text:p text:style-name="P1"><text:bookmark-start text:name="_nj23sjpj5u97"/><text:bookmark-end text:name="_nj23sjpj5u97"/>ETL PROJECT REPORT</text:p>
      <text:p text:style-name="P3"><text:bookmark-start text:name="_dw2dac9r7xzm"/><text:bookmark-end text:name="_dw2dac9r7xzm"/><text:span text:style-name="T4">Bikeshare Program</text:span></text:p>
      <text:p text:style-name="P5">December 19, 2020</text:p>
      <text:p text:style-name="P6"><draw:frame draw:style-name="a1" draw:name="image1.jpg" text:anchor-type="as-char" svg:x="0in" svg:y="0in" svg:width="6.4634in" svg:height="4.5693in" style:rel-width="scale" style:rel-height="scale"><draw:image xlink:href="media/image2.jpeg" xlink:type="simple" xlink:show="embed" xlink:actuate="onLoad"/><svg:title/><svg:desc>placeholder image</svg:desc></draw:frame></text:p>
      <text:p text:style-name="P7"><text:span text:style-name="T8">Catherine Tratnik</text:span></text:p>
      <text:p text:style-name="P9"><text:span text:style-name="T10">Manisha Lal</text:span></text:p>
      <text:p text:style-name="P11"><text:span text:style-name="T12">Myfanwy Brown-Robinson</text:span></text:p>
      <text:p text:style-name="P13"><text:span text:style-name="T14">Rubalpreet Bhullar</text:span></text:p>
      <text:p text:style-name="P15"><text:span text:style-name="T16">Sharanvika Jegatheeswaran</text:span></text:p>
      <text:p text:style-name="P17"/>
      <text:p text:style-name="P18"/>
      <text:p text:style-name="P19"/>
      <text:p text:style-name="P20"/>
      <text:p text:style-name="P21"/>
      <text:h text:style-name="P22" text:outline-level="1"><text:bookmark-start text:name="_yspy8tt3f0xe"/><text:bookmark-end text:name="_yspy8tt3f0xe"/><text:soft-page-break/><text:span text:style-name="T23">INTRODUCTION</text:span></text:h>
      <text:p text:style-name="P24">Bike-sharing is a form of transportations that has seen a<text:s/>significant increase in usage globally. The current shift to usage of more sustainable transportation is a trend that embraces the onset of reducing carbon emissions and allocated capital investments from urban transport. The onset helps our economy benefits our economy by encouraging methods in preventing global warming, which in turn allows us to allocate the extra capital investment into other projects that can further provide a stable infrastructure. Not only does this program provide benefits to our economy but it also encourages our public to maintain a healthy lifestyle.</text:p>
      <text:p text:style-name="P25"/>
      <text:p text:style-name="P26">As the Ministry of Transportation, we want to understand the feasibility of implementing a bike-sharing program across Canada. In Canada, we chose two major cities, Toronto &amp; Vancouver, that already have a prototype bike-sharing program implemented and are active in gathering insight on bike-sharing programs. We chose to compare the efficiency of this program from a country with a similar economy as Canada, the US economy.  The two cities, Boston, and New York will be used as a comparison sample against Toronto and Vancouver. </text:p>
      <text:p text:style-name="P27"/>
      <text:h text:style-name="P28" text:outline-level="1"><text:span text:style-name="T29">EXTRACTION</text:span></text:h>
      <text:p text:style-name="P30"><text:span text:style-name="T31">Data Source:</text:span></text:p>
      <text:p text:style-name="P32">The datasets pertaining to bike usage information was pulled from their respective bike-share program website. The website provided us with CSV files with a vast amount of historical data. About the timeliness of the document the dataset used in this project is from the year 2019.</text:p>
      <text:p text:style-name="P33"/>
      <text:p text:style-name="P34">Further details pertaining to station information was pulled from the site “Bike Share Research” which is an<text:s/>open platform consisting of global data concerning bike share. From this website we pulled an API data feed that specialized in information regarding the station.</text:p>
      <text:p text:style-name="P35"/>
      <text:p text:style-name="P36">To enrich our database, we also gathered historical data regarding weather patterns from the<text:s/>four cities, Toronto, Vancouver, Boston, and New York. With this data we can compare the likelihood of usage of bike-share when we have the weather as a factor that influences the usage rate.</text:p>
      <text:p text:style-name="P37"/>
      <text:p text:style-name="P38">Details pertaining to the usage, station, and weather are critical components in enriching our database, but we also needed a capital perspective which allows us to compare the price index for the bike based on usage in time intervals. The price list data was scraped from the respective bike-share program websites. </text:p>
      <text:p text:style-name="P39"/>
      <text:p text:style-name="P40"><text:span text:style-name="T41"><draw:frame draw:z-index="251669504" draw:id="id0" draw:style-name="a2" draw:name="Text Box 15" text:anchor-type="paragraph" svg:x="0.73958in" svg:y="1.43264in" svg:width="5.03125in" svg:height="0.47917in" style:rel-width="scale" style:rel-height="scale"><draw:text-box><text:p text:style-name="Normal"><text:span text:style-name="T42">Figure 1:<text:s/></text:span><text:span text:style-name="T43">The image depicts the data extraction from a CSV file and read initiated in Jupyter notebook.</text:span></text:p></draw:text-box><svg:title/><svg:desc/></draw:frame></text:span><draw:frame draw:style-name="a3" draw:name="Picture 14" text:anchor-type="as-char" svg:x="0in" svg:y="0in" svg:width="4.8749in" svg:height="1.32455in" style:rel-width="scale" style:rel-height="scale"><draw:image xlink:href="media/image3.png" xlink:type="simple" xlink:show="embed" xlink:actuate="onLoad"/><svg:title/><svg:desc/></draw:frame></text:p>
      <text:p text:style-name="P44"/>
      <text:p text:style-name="P45"/>
      <text:p text:style-name="P46"/>
      <text:soft-page-break/>
      <text:p text:style-name="P47"><text:span text:style-name="T48">Data Modeling &amp; Engineering</text:span><text:span text:style-name="T49">:</text:span></text:p>
      <text:p text:style-name="P50"><text:span text:style-name="T51"><draw:frame draw:z-index="251659264" draw:style-name="a4" draw:name="Picture 4" text:anchor-type="paragraph" svg:x="3.72292in" svg:y="1.05208in" svg:width="2.76042in" svg:height="3.44653in" style:rel-width="scale" style:rel-height="scale"><draw:image xlink:href="media/image4.png" xlink:type="simple" xlink:show="embed" xlink:actuate="onLoad"/><svg:title/><svg:desc/></draw:frame></text:span><text:span text:style-name="T52"><draw:frame draw:z-index="251658240" draw:style-name="a5" draw:name="Picture 3" text:anchor-type="paragraph" svg:x="-0.00417in" svg:y="1.04722in" svg:width="3.72361in" svg:height="3.44653in" style:rel-width="scale" style:rel-height="scale"><draw:image xlink:href="media/image5.png" xlink:type="simple" xlink:show="embed" xlink:actuate="onLoad"/><svg:title/><svg:desc/></draw:frame></text:span><text:span text:style-name="T53">Due to various forms of a dataset, we created an Entity Relationship Diagram (ERD) to help sort our data and provide insight into merging our tables for our database. A database then created a based on the ERD<text:s/></text:span><text:span text:style-name="T54">aiming to look at six main aspects regarding location, member type, pricing, station, bike, and ridership information. </text:span></text:p>
      <text:p text:style-name="P55"><text:span text:style-name="T56"><draw:frame draw:z-index="251660288" draw:id="id1" draw:style-name="a6" draw:name="Text Box 5" text:anchor-type="paragraph" svg:x="-0.14583in" svg:y="3.74861in" svg:width="6.60417in" svg:height="0.55139in" style:rel-width="scale" style:rel-height="scale"><draw:text-box><text:p text:style-name="P57"><text:span text:style-name="T58">Figure 2:</text:span><text:span text:style-name="T59"><text:s text:c="2"/>The left-hand side is a diagram that depicts the relationship between membership type, station, bike, ridership, historic</text:span><text:span text:style-name="T60">al weather, and price index information. On the right-hand side is a sample of the ERD script used to generate the diagram.<text:s/></text:span></text:p></draw:text-box><svg:title/><svg:desc/></draw:frame></text:span></text:p>
      <text:p text:style-name="P61"/>
      <text:h text:style-name="Heading1" text:outline-level="1"><text:span text:style-name="T62">TRANSFORM</text:span></text:h>
      <text:p text:style-name="P63"><text:span text:style-name="T64">In the next stage we aimed to retrieve a clean dataset for each city. Since the data we are working with is an annual d</text:span><text:span text:style-name="T65">ataset we had to combine the monthly and quarterly files for each city to form a data set pertaining to bike share data in Toronto, Vancouver, Boston, and New York.  Jupyter notebook was used to combine and clean the data.</text:span></text:p>
      <text:p text:style-name="P66"><text:span text:style-name="T67">Steps Taken:</text:span></text:p>
      <text:list text:style-name="LFO1" text:continue-numbering="true">
        <text:list-item>
          <text:p text:style-name="P68"><draw:frame draw:z-index="251662336" draw:style-name="a7" draw:name="Picture 6" text:anchor-type="paragraph" svg:x="0in" svg:y="0.02708in" svg:width="3.38542in" svg:height="1.22431in" style:rel-width="scale" style:rel-height="scale"><draw:image xlink:href="media/image6.png" xlink:type="simple" xlink:show="embed" xlink:actuate="onLoad"/><svg:title/><svg:desc/></draw:frame><text:span text:style-name="T69">Retrieved columns n</text:span><text:span text:style-name="T70">eeded for analysis and dropped all extraneous columns</text:span></text:p>
        </text:list-item>
        <text:list-item>
          <text:p text:style-name="P71">Identified rows with incomplete information and dropped row with missing information</text:p>
        </text:list-item>
        <text:list-item>
          <text:p text:style-name="P72"><text:span text:style-name="T73"><draw:frame draw:z-index="251663360" draw:id="id2" draw:style-name="a8" draw:name="Text Box 9" text:anchor-type="paragraph" svg:x="0in" svg:y="0.01319in" svg:width="3.58264in" svg:height="0.5625in" style:rel-width="scale" style:rel-height="scale"><draw:text-box><text:p text:style-name="P74"><text:span text:style-name="T75">Figure 3:</text:span><text:span text:style-name="T76"><text:s/>The image is a sample of a data frame that has been transformed to keep required information to analysis</text:span><text:span text:style-name="T77"><text:s/>bike share data.</text:span></text:p></draw:text-box><svg:title/><svg:desc/></draw:frame></text:span><text:span text:style-name="T78">Replaced the column names to be uniform across all four city datasets.</text:span></text:p>
        </text:list-item>
      </text:list>
      <text:p text:style-name="Normal"/>
      <text:p text:style-name="P79"/>
      <text:soft-page-break/>
      <text:p text:style-name="P80"><text:span text:style-name="T81">In a separate notebook we pulled the station &amp; location information for each city. Jupyter notebook as used to retrieve the API data feeds and place the required dat</text:span><text:span text:style-name="T82">a into a data frame.</text:span></text:p>
      <text:p text:style-name="P83"><text:span text:style-name="T84">Steps Taken:</text:span></text:p>
      <text:list text:style-name="LFO2" text:continue-numbering="true">
        <text:list-item>
          <text:p text:style-name="P85">Created a get request to retrieve data on one city and then proceeded to print JSON for all launchpads</text:p>
        </text:list-item>
        <text:list-item>
          <text:p text:style-name="P86">A list was then created regarding the station and location data</text:p>
        </text:list-item>
        <text:list-item>
          <text:p text:style-name="P87">For loop was ingested to male request and parse the<text:s/>station’s URL and A data frame was then built from this pulled data</text:p>
        </text:list-item>
        <text:list-item>
          <text:p text:style-name="P88">A For Loop was then created to read scripts across all four city API data feeds.</text:p>
        </text:list-item>
      </text:list>
      <text:p text:style-name="P89"><draw:frame draw:z-index="251665408" draw:style-name="a9" draw:name="Picture 11" text:anchor-type="paragraph" svg:x="0in" svg:y="0.23125in" svg:width="3.90972in" svg:height="1.95868in" style:rel-width="scale" style:rel-height="scale"><draw:image xlink:href="media/image7.png" xlink:type="simple" xlink:show="embed" xlink:actuate="onLoad"/><svg:title/><svg:desc/></draw:frame></text:p>
      <text:p text:style-name="P90"/>
      <text:p text:style-name="P91"><text:span text:style-name="T92"><draw:frame draw:z-index="251666432" draw:id="id3" draw:style-name="a10" draw:name="Text Box 12" text:anchor-type="paragraph" svg:x="0.23958in" svg:y="0.33056in" svg:width="2.10417in" svg:height="0.5625in" style:rel-width="scale" style:rel-height="scale"><draw:text-box><text:p text:style-name="P93"><text:span text:style-name="T94">Figure 4:</text:span><text:span text:style-name="T95"><text:s/>The image shows a station data being retrieved from a JSON and printing the<text:s/></text:span><text:span text:style-name="T96">response</text:span></text:p></draw:text-box><svg:title/><svg:desc/></draw:frame></text:span></text:p>
      <text:p text:style-name="P97"/>
      <text:p text:style-name="P98"/>
      <text:p text:style-name="P99"/>
      <text:p text:style-name="P100"/>
      <text:p text:style-name="P101"><text:span text:style-name="T102">The historical weather API data was combined and then cleaned to form a dataset pertaining to historical weather information that is likely to affect the ridership usage. Jupyter notebook was used to retrieve to combine and clean the data</text:span></text:p>
      <text:p text:style-name="P103"><text:span text:style-name="T104">St</text:span><text:span text:style-name="T105">eps Taken:</text:span></text:p>
      <text:list text:style-name="LFO3" text:continue-numbering="true">
        <text:list-item>
          <text:p text:style-name="P106">Retrieved columns needed for analysis and dropped all extraneous columns</text:p>
        </text:list-item>
        <text:list-item>
          <text:p text:style-name="P107">Identified rows with incomplete information and dropped row with missing information</text:p>
        </text:list-item>
        <text:list-item>
          <text:p text:style-name="P108">Replaced the column names to be uniform across all four city datasets.</text:p>
        </text:list-item>
      </text:list>
      <text:p text:style-name="P109"><draw:frame draw:z-index="251664384" draw:id="id4" draw:style-name="a11" draw:name="Text Box 10" text:anchor-type="paragraph" svg:x="0in" svg:y="0.90625in" svg:width="2.54167in" svg:height="0.64514in" style:rel-width="scale" style:rel-height="scale"><draw:text-box><text:p text:style-name="P110"><text:span text:style-name="T111">Figure 5:</text:span><text:span text:style-name="T112"><text:s/>To<text:s/></text:span><text:span text:style-name="T113">the right we see a transformation script where a For Loop is used to pull historical API weather data for all four cities.</text:span></text:p></draw:text-box><svg:title/><svg:desc/></draw:frame><draw:frame draw:style-name="a12" draw:name="Picture 8" text:anchor-type="as-char" svg:x="0in" svg:y="0in" svg:width="3.57058in" svg:height="2.4651in" style:rel-width="scale" style:rel-height="scale"><draw:image xlink:href="media/image8.png" xlink:type="simple" xlink:show="embed" xlink:actuate="onLoad"/><svg:title/><svg:desc/></draw:frame></text:p>
      <text:soft-page-break/>
      <text:p text:style-name="P114"><text:span text:style-name="T115">The pricing index was scraped from the bike share program websites to form a dataset. In the Jupyter notebook we set an executable</text:span><text:span text:style-name="T116"><text:s/>path and retrieve the required data.</text:span></text:p>
      <text:p text:style-name="P117"><text:span text:style-name="T118">Steps Taken:</text:span></text:p>
      <text:list text:style-name="LFO4" text:continue-numbering="true">
        <text:list-item>
          <text:p text:style-name="P119">Set Executable Path &amp; Initialize Chrome Browser</text:p>
        </text:list-item>
        <text:list-item>
          <text:p text:style-name="P120">Visit the site and parse the HTML with BS (BeautifulSoup)</text:p>
        </text:list-item>
        <text:list-item>
          <text:p text:style-name="P121">Scraped the pricing index of transportation usage and time allocated fees.</text:p>
        </text:list-item>
      </text:list>
      <text:p text:style-name="P122"><draw:frame draw:z-index="251667456" draw:style-name="a13" draw:name="Picture 7" text:anchor-type="paragraph" svg:x="0in" svg:y="0.09236in" svg:width="3.67222in" svg:height="2.09375in" style:rel-width="scale" style:rel-height="scale"><draw:image xlink:href="media/image9.png" xlink:type="simple" xlink:show="embed" xlink:actuate="onLoad"/><svg:title/><svg:desc/></draw:frame></text:p>
      <text:p text:style-name="P123"/>
      <text:p text:style-name="P124"/>
      <text:p text:style-name="P125"/>
      <text:p text:style-name="P126"><draw:frame draw:z-index="251668480" draw:id="id5" draw:style-name="a14" draw:name="Text Box 13" text:anchor-type="paragraph" svg:x="0in" svg:y="0.01319in" svg:width="2.59375in" svg:height="0.84375in" style:rel-width="scale" style:rel-height="scale"><draw:text-box><text:p text:style-name="P127"><text:span text:style-name="T128">Figure 6:</text:span><text:span text:style-name="T129"><text:s/>The ima</text:span><text:span text:style-name="T130">ge depicts a web scrape that was implemented. In this script sample we see the URL data retrieve, parsing of info and For Loop created to pull all price information</text:span></text:p></draw:text-box><svg:title/><svg:desc/></draw:frame></text:p>
      <text:p text:style-name="P131"/>
      <text:p text:style-name="P132"/>
      <text:p text:style-name="P133"/>
      <text:p text:style-name="P134"/>
      <text:p text:style-name="P135"/>
      <text:p text:style-name="P136"/>
      <text:p text:style-name="P137"/>
      <text:h text:style-name="P138" text:outline-level="1">LOAD TO DATABASE</text:h>
      <text:p text:style-name="Normal"/>
      <text:h text:style-name="Heading1" text:outline-level="1"><text:span text:style-name="T139">CONCLUSION</text:span></text:h>
      <text:p text:style-name="P140"/>
      <text:soft-page-break/>
      <text:h text:style-name="P141" text:outline-level="1"><text:span text:style-name="T142">REFERENCES</text:span></text:h>
      <text:p text:style-name="P143"><text:span text:style-name="T144">Toronto</text:span></text:p>
      <text:p text:style-name="P145"><text:a xlink:href="https://ckan0.cf.opendata.inter.prod-toronto.ca/download_resource/e69c5761-e0ed-4999-9426-8174f848b11a" office:target-frame-name="_top" xlink:show="replace"><text:span text:style-name="T146">https://ckan0.cf.opendata.inter.prod-toronto.ca/download_resource/e69c5761-e0ed-4999-9426-8174f848b11a</text:span></text:a></text:p>
      <text:p text:style-name="P147"><text:a xlink:href="https://toronto-us.publicbikesystem.net/ube/gbfs/v1/en/station_information" office:target-frame-name="_top" xlink:show="replace"><text:span text:style-name="T148">https://toronto-us.publicbikesystem.net/ube/gbfs/v1/en/station_information</text:span></text:a><text:span text:style-name="T149"> </text:span></text:p>
      <text:p text:style-name="P150"><text:a xlink:href="https://www.worldweatheronline.com/toronto-weather-history/ontario/ca.aspx" office:target-frame-name="_top" xlink:show="replace"><text:span text:style-name="T151">https://www.worldweatheronline.</text:span><text:span text:style-name="T152">com/toronto-weather-history/ontario/ca.aspx</text:span></text:a></text:p>
      <text:p text:style-name="P153"><text:a xlink:href="https://bikesharetoronto.com/pricing/" office:target-frame-name="_top" xlink:show="replace"><text:span text:style-name="T154">https://bikesharetoronto.com/pricing/</text:span></text:a></text:p>
      <text:p text:style-name="P155"><text:span text:style-name="T156">Vancouver</text:span></text:p>
      <text:p text:style-name="P157"><text:a xlink:href="https://www.mobibikes.ca/en/system-data" office:target-frame-name="_top" xlink:show="replace"><text:span text:style-name="T158">https://www.mobibikes.ca/en/system-data</text:span></text:a></text:p>
      <text:p text:style-name="P159"><text:a xlink:href="https://vancouver-gbfs.smoove.pro/gbfs/en/station_information.json" office:target-frame-name="_top" xlink:show="replace"><text:span text:style-name="T160">https://vancouver-gbfs.smoove.pro/gbfs/en/station_information.json</text:span></text:a></text:p>
      <text:p text:style-name="P161"><text:a xlink:href="https://www.worldweatheronline.com/vancouver-weather-history/british-columbia/ca.aspx" office:target-frame-name="_top" xlink:show="replace"><text:span text:style-name="T162">https://www.wo</text:span><text:span text:style-name="T163">rldweatheronline.com/vancouver-weather-history/british-columbia/ca.aspx</text:span></text:a></text:p>
      <text:p text:style-name="P164"><text:a xlink:href="https://www.mobibikes.ca/en/offers-subscription" office:target-frame-name="_top" xlink:show="replace"><text:span text:style-name="T165">https://www.mobibikes.ca/en/offers-subscription</text:span></text:a></text:p>
      <text:p text:style-name="P166"><text:span text:style-name="T167">Boston </text:span></text:p>
      <text:p text:style-name="P168"><text:a xlink:href="https://www.bluebikes.com/system-data" office:target-frame-name="_top" xlink:show="replace"><text:span text:style-name="T169">https://</text:span><text:span text:style-name="T170">www.bluebikes.com/system-data</text:span></text:a></text:p>
      <text:p text:style-name="P171"><text:a xlink:href="https://gbfs.bluebikes.com/gbfs/en/station_information.json" office:target-frame-name="_top" xlink:show="replace"><text:span text:style-name="T172">https://gbfs.bluebikes.com/gbfs/en/station_information.json</text:span></text:a><text:span text:style-name="T173"> </text:span></text:p>
      <text:p text:style-name="P174"><text:a xlink:href="https://www.worldweatheronline.com/boston-weather/massachusetts/us.aspx" office:target-frame-name="_top" xlink:show="replace"><text:span text:style-name="T175">https://www.worldweatheronline.com/boston-weather/massachusetts/us.aspx</text:span></text:a></text:p>
      <text:p text:style-name="P176"><text:a xlink:href="https://www.bluebikes.com/pricing" office:target-frame-name="_top" xlink:show="replace"><text:span text:style-name="T177">https://www.bluebikes.com/pricing</text:span></text:a></text:p>
      <text:p text:style-name="P178"><text:span text:style-name="T179">New York</text:span></text:p>
      <text:p text:style-name="P180"><text:a xlink:href="https://www.citibikenyc.com/system-data" office:target-frame-name="_top" xlink:show="replace"><text:span text:style-name="T181">https://www.citibikenyc.com/system-data</text:span></text:a></text:p>
      <text:p text:style-name="P182"><text:a xlink:href="https://gbfs.citibikenyc.com/gbfs/en/station_information.json" office:target-frame-name="_top" xlink:show="replace"><text:span text:style-name="T183">https://gbfs.citibikenyc.com/gbfs/en/station_information.json</text:span></text:a><text:span text:style-name="T184"> </text:span></text:p>
      <text:p text:style-name="P185"><text:a xlink:href="https://www.worldweatheronline.com/new-york-weather/new-york/us.aspx" office:target-frame-name="_top" xlink:show="replace"><text:span text:style-name="T186">https://www.worldweatheronline.com/new-york-weather/new-york/us.aspx</text:span></text:a></text:p>
      <text:p text:style-name="P187"><text:a xlink:href="https://www.citibikenyc.com/pricing" office:target-frame-name="_top" xlink:show="replace"><text:span text:style-name="T188">https://www.citibikenyc.com/pricing</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Droid Serif" svg:font-family="Droid Serif" style:font-family-generic="system" style:font-pitch="variable"/>
    <style:font-face style:name="Oswald" svg:font-family="Oswald" style:font-family-generic="system" style:font-pitch="variable"/>
    <style:font-face style:name="Trebuchet MS" svg:font-family="Trebuchet MS" style:font-family-generic="swiss" style:font-pitch="variable" svg:panose-1="2 11 6 3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Droid Serif" style:font-name-asian="Droid Serif" style:font-name-complex="Droid Serif" fo:font-weight="normal" style:font-weight-asian="normal" style:font-weight-complex="normal" fo:font-style="normal" style:font-style-asian="normal" style:font-style-complex="normal" fo:text-transform="none" fo:font-variant="normal" style:text-line-through-type="none" style:text-outline="false" style:font-relief="none" fo:color="#666666"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margin-top="0.3333in"/>
      <style:text-properties style:font-name="Oswald" style:font-name-asian="Oswald" style:font-name-complex="Oswald" fo:color="#B45F06" fo:font-size="14pt" style:font-size-asian="14pt" style:font-size-complex="14pt" fo:hyphenate="false"/>
    </style:style>
    <style:style style:name="Heading2" style:display-name="Heading 2" style:family="paragraph" style:parent-style-name="Normal" style:next-style-name="Standard" style:default-outline-level="2">
      <style:text-properties style:font-name="Oswald" style:font-name-asian="Oswald" style:font-name-complex="Oswald" fo:color="#783F04" fo:hyphenate="false"/>
    </style:style>
    <style:style style:name="Heading3" style:display-name="Heading 3" style:family="paragraph" style:parent-style-name="Normal" style:next-style-name="Standard" style:default-outline-level="3">
      <style:paragraph-properties fo:text-align="center"/>
      <style:text-properties fo:font-weight="bold" style:font-weight-asian="bold" fo:color="#783F04" fo:font-size="18pt" style:font-size-asian="18pt" style:font-size-complex="18pt" fo:hyphenate="false"/>
    </style:style>
    <style:style style:name="Heading4" style:display-name="Heading 4" style:family="paragraph" style:parent-style-name="Normal" style:next-style-name="Standard" style:default-outline-level="4">
      <style:text-properties style:font-name="Oswald" style:font-name-asian="Oswald" style:font-name-complex="Oswald" fo:hyphenate="false"/>
    </style:style>
    <style:style style:name="Heading5" style:display-name="Heading 5" style:family="paragraph" style:parent-style-name="Normal" style:next-style-name="Standard" style:default-outline-level="5">
      <style:paragraph-properties fo:keep-with-next="always" fo:keep-together="always" fo:margin-top="0.1111in"/>
      <style:text-properties style:font-name="Trebuchet MS" style:font-name-asian="Trebuchet MS" style:font-name-complex="Trebuchet MS" fo:hyphenate="false"/>
    </style:style>
    <style:style style:name="Heading6" style:display-name="Heading 6" style:family="paragraph" style:parent-style-name="Normal" style:next-style-name="Standard" style:default-outline-level="6">
      <style:paragraph-properties fo:keep-with-next="always" fo:keep-together="always" fo:margin-top="0.1111in"/>
      <style:text-properties style:font-name="Trebuchet MS" style:font-name-asian="Trebuchet MS" style:font-name-complex="Trebuchet MS" fo:font-style="italic" style:font-style-asian="italic"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margin-top="0.1388in" fo:line-height="130%"/>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top="0in" fo:margin-bottom="0.0972in" fo:line-height="115%"/>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text-align="center"/>
      <style:text-properties style:font-name="Oswald" style:font-name-asian="Oswald" style:font-name-complex="Oswald" fo:color="#B45F06" fo:font-size="42pt" style:font-size-asian="42pt" style:font-size-complex="42pt" fo:hyphenate="false"/>
    </style:style>
    <style:style style:name="Subtitle" style:display-name="Subtitle" style:family="paragraph" style:parent-style-name="Normal" style:next-style-name="Standard">
      <style:paragraph-properties fo:text-align="center" fo:margin-top="0.0833in"/>
      <style:text-properties fo:font-style="italic" style:font-style-asian="italic" fo:font-size="13pt" style:font-size-asian="13pt" style:font-size-complex="13pt" fo:hyphenate="false"/>
    </style:style>
    <style:style style:name="Footer" style:display-name="Footer" style:family="paragraph" style:parent-style-name="Standard">
      <style:text-properties fo:hyphenate="false"/>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use-window-font-color="true" fo:font-size="12pt" style:font-size-asian="12pt" style:font-size-complex="12pt" style:language-asian="en" style:country-asian="CA" style:language-complex="ar" style:country-complex="SA" fo:hyphenate="tru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pt" fo:hyphenate="false"/>
    </style:style>
    <style:style style:name="HeaderChar" style:display-name="Header Char" style:family="text" style:parent-style-name="DefaultParagraphFont">
      <style:text-properties style:font-name-complex="Mangal" style:font-size-complex="10pt"/>
    </style:style>
    <style:style style:name="ListParagraph" style:display-name="List Paragraph" style:family="paragraph" style:parent-style-name="Normal">
      <style:paragraph-properties fo:margin-left="0.5in">
        <style:tab-stops/>
      </style:paragraph-properties>
      <style:text-properties style:font-name-complex="Mangal" style:font-size-complex="10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3in" fo:margin-left="1in" fo:margin-bottom="0.3in" fo:margin-right="1in" style:num-format="1" style:writing-mode="lr-tb">
        <style:footnote-sep style:width="0.007in" style:rel-width="33%" style:color="#000000" style:line-style="solid" style:adjustment="left"/>
      </style:page-layout-properties>
      <style:header-style>
        <style:header-footer-properties style:dynamic-spacing="true" fo:min-height="0.7in"/>
      </style:header-style>
      <style:footer-style>
        <style:header-footer-properties style:dynamic-spacing="true" fo:min-height="0.7in"/>
      </style:footer-style>
    </style:page-layout>
    <style:style style:name="P2" style:parent-style-name="Header" style:family="paragraph">
      <style:paragraph-properties fo:text-align="end"/>
    </style:style>
    <style:style style:family="graphic" style:name="a0" style:parent-style-name="Graphics">
      <style:graphic-properties fo:border="0.01042in none" fo:background-color="transparent" style:wrap="parallel" style:wrap-contour="true" style:wrap-contour-mode="outside" style:horizontal-rel="page-content" style:vertical-rel="paragraph" style:horizontal-pos="center" style:vertical-pos="from-top" draw:image-opacity="70%"/>
    </style:style>
  </office:automatic-styles>
  <office:master-styles>
    <style:master-page style:name="MP0" style:page-layout-name="PL0">
      <style:header>
        <text:p text:style-name="P2"/>
      </style:header>
      <style:footer>
        <text:h text:style-name="Heading4" text:outline-level="4"><draw:frame draw:z-index="251659264" draw:style-name="a0" draw:name="Picture 2" text:anchor-type="paragraph" svg:x="0in" svg:y="-0.16148in" svg:width="1.32917in" svg:height="0.4875in" style:rel-width="scale" style:rel-height="scale"><draw:image xlink:href="media/image1.png" xlink:type="simple" xlink:show="embed" xlink:actuate="onLoad"/><svg:title/><svg:desc>Logo

Description automatically generated</svg:desc></draw:frame><text:page-number text:fixed="false">1</text:page-number><text:s text:c="2"/><text:bookmark-start text:name="_37o5xb65948r"/><text:bookmark-end text:name="_37o5xb65948r"/></text:h>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haranvika Jegatheeswaran</dc:creator>
    <meta:creation-date>2020-12-14T23:45:00Z</meta:creation-date>
    <dc:date>2020-12-18T00:27:00Z</dc:date>
    <meta:template xlink:href="Normal" xlink:type="simple"/>
    <meta:editing-cycles>35</meta:editing-cycles>
    <meta:editing-duration>PT30600S</meta:editing-duration>
    <meta:document-statistic meta:page-count="6" meta:paragraph-count="14" meta:word-count="1071" meta:character-count="7164" meta:row-count="50" meta:non-whitespace-character-count="6107"/>
  </office:meta>
</office:document-meta>
</file>